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ed54" officeooo:paragraph-rsid="0000ed54"/>
    </style:style>
    <style:style style:name="P2" style:family="paragraph" style:parent-style-name="Standard">
      <style:text-properties officeooo:rsid="00018027" officeooo:paragraph-rsid="00018027"/>
    </style:style>
    <style:style style:name="P3" style:family="paragraph" style:parent-style-name="Standard">
      <style:text-properties officeooo:rsid="0002c128" officeooo:paragraph-rsid="0002c1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ae data is fine to have multiple rows</text:p>
      <text:p text:style-name="P1">mycrmica &amp;aphaenogaster look at references for what theyre observing, is it 2 separate observations or same observation that has been aged by 2 different ways</text:p>
      <text:p text:style-name="P1">crispus 2 names : <text:s/>look at refernce same as above</text:p>
      <text:p text:style-name="P1">formica aux&amp; mac look at references for which one is newer or which team refined the other </text:p>
      <text:p text:style-name="P1"/>
      <text:p text:style-name="P1">Look at lit to see if we are going to keep both, merge ranges for wider range, really different taxa or just dated differenty over the year and one is more credible than the other </text:p>
      <text:p text:style-name="P1"/>
      <text:p text:style-name="P1">FBD tree by may</text:p>
      <text:p text:style-name="P1"/>
      <text:p text:style-name="P1">How draw samples out of dataframe </text:p>
      <text:p text:style-name="P2">function for sampling of of dataframe based on a set of rules </text:p>
      <text:p text:style-name="P2">ensure subfamily, genus, etc oldest, youngest, porportion of the clade</text:p>
      <text:p text:style-name="P2">what types of sampling would I want to do?</text:p>
      <text:p text:style-name="P1"/>
      <text:p text:style-name="P1">sampling schemes out of a dataframe </text:p>
      <text:p text:style-name="P1">fossils in every subfamily? Which ones from sybfamily</text:p>
      <text:p text:style-name="P1">oldest fossils, even samples, or random from each family</text:p>
      <text:p text:style-name="P1"/>
      <text:p text:style-name="P1">aim for 50 fossils observances from each family – how would I do that</text:p>
      <text:p text:style-name="P1"/>
      <text:p text:style-name="P1">morphological data will not change</text:p>
      <text:p text:style-name="P1">how many extra observances that are not accosiated with morphological data is present</text:p>
      <text:p text:style-name="P1"/>
      <text:p text:style-name="P2">molecular, morphological, </text:p>
      <text:p text:style-name="P2"/>
      <text:p text:style-name="P2">50 fossils from the dataframe that im working on that are not in the morphological data</text:p>
      <text:p text:style-name="P2"/>
      <text:p text:style-name="P2">dendropy for all taxa</text:p>
      <text:p text:style-name="P2">exclude taxa </text:p>
      <text:p text:style-name="P2"/>
      <text:p text:style-name="P2">taxa names are currently accepted names for mega matrix</text:p>
      <text:p text:style-name="P2"/>
      <text:p text:style-name="P3">add to tsv file </text:p>
      <text:p text:style-name="P3"/>
      <text:p text:style-name="P3">set of morph in ant fossils interval</text:p>
      <text:p text:style-name="P3">mega matrix ants in tsv put extant as 0.00 for min and max</text:p>
      <text:p text:style-name="P3">mole taxa willl make tsv file</text:p>
      <text:p text:style-name="P3">set of things that vary ages where ages vary from pbdb fossil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2:04:18.438265815</meta:creation-date>
    <dc:date>2018-12-05T12:29:27.123756406</dc:date>
    <meta:editing-duration>PT4M48S</meta:editing-duration>
    <meta:editing-cycles>1</meta:editing-cycles>
    <meta:document-statistic meta:table-count="0" meta:image-count="0" meta:object-count="0" meta:page-count="1" meta:paragraph-count="26" meta:word-count="266" meta:character-count="1481" meta:non-whitespace-character-count="1230"/>
    <meta:generator>LibreOffice/6.0.6.2$Linux_X86_64 LibreOffice_project/00m0$Build-2</meta:generator>
  </office:meta>
</office:document-meta>
</file>